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50000001DED807ADA7CC1ED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, sans-serif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  <style:font-face style:name="arial" svg:font-family="arial"/>
    <style:font-face style:name="arial1" svg:font-family="arial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442cm"/>
    </style:style>
    <style:style style:name="Table1.B" style:family="table-column">
      <style:table-column-properties style:column-width="8.558cm"/>
    </style:style>
    <style:style style:name="Table1.A1" style:family="table-cell">
      <style:table-cell-properties style:vertical-align="middle" fo:padding-left="0.203cm" fo:padding-right="0.203cm" fo:padding-top="0.049cm" fo:padding-bottom="0.049cm" fo:border="0.5pt solid #000000"/>
    </style:style>
    <style:style style:name="P1" style:family="paragraph" style:parent-style-name="Standard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rsid="001be569" officeooo:paragraph-rsid="001be569"/>
    </style:style>
    <style:style style:name="P2" style:family="paragraph" style:parent-style-name="Standard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rsid="001f3fd6" officeooo:paragraph-rsid="001f3fd6"/>
    </style:style>
    <style:style style:name="P3" style:family="paragraph" style:parent-style-name="Default_20_Drawing_20_Style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4" style:family="paragraph" style:parent-style-name="Default_20_Drawing_20_Style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officeooo:paragraph-rsid="001f3fd6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943634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7" style:family="paragraph" style:parent-style-name="Text_20_body">
      <style:paragraph-properties fo:margin-top="0cm" fo:margin-bottom="0.353cm" style:contextual-spacing="false" fo:line-height="138%" style:writing-mode="lr-tb"/>
    </style:style>
    <style:style style:name="P8" style:family="paragraph" style:parent-style-name="Text_20_body">
      <style:paragraph-properties fo:margin-left="1.27cm" fo:margin-right="0cm" fo:margin-top="0cm" fo:margin-bottom="0.353cm" style:contextual-spacing="false" fo:line-height="138%" fo:text-align="end" style:justify-single-word="false" fo:text-indent="0cm" style:auto-text-indent="false" style:writing-mode="lr-tb"/>
    </style:style>
    <style:style style:name="P9" style:family="paragraph" style:parent-style-name="Text_20_body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paragraph-rsid="001f3fd6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12" style:family="paragraph" style:parent-style-name="Text_20_body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rsid="001be569" officeooo:paragraph-rsid="001be569"/>
    </style:style>
    <style:style style:name="P13" style:family="paragraph" style:parent-style-name="Text_20_body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rsid="001f3fd6" officeooo:paragraph-rsid="001f3fd6"/>
    </style:style>
    <style:style style:name="P14" style:family="paragraph" style:parent-style-name="Text_20_body">
      <style:paragraph-properties fo:margin-left="1.27cm" fo:margin-right="0cm" fo:margin-top="0cm" fo:margin-bottom="0.353cm" style:contextual-spacing="false" fo:line-height="138%" fo:text-align="start" style:justify-single-word="false" fo:text-indent="0cm" style:auto-text-indent="false" style:writing-mode="lr-tb"/>
      <style:text-properties officeooo:rsid="00213ac5" officeooo:paragraph-rsid="00213ac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be569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ddc9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f3fd6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arial" fo:font-size="14pt" fo:letter-spacing="normal" fo:font-style="normal" style:text-underline-style="none" fo:font-weight="normal" style:text-blinking="false" fo:background-color="transparent" loext:char-shading-value="0" style:font-size-asian="14pt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arial" fo:font-size="14pt" fo:letter-spacing="normal" fo:font-style="normal" style:text-underline-style="none" fo:font-weight="normal" officeooo:rsid="001f3fd6" style:text-blinking="false" fo:background-color="transparent" loext:char-shading-value="0" style:font-size-asian="14pt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ddc90"/>
    </style:style>
    <style:style style:name="T15" style:family="text">
      <style:text-properties fo:color="#ffffff" loext:opacity="100%" style:font-name="arial1" fo:font-size="14pt" fo:letter-spacing="normal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aebf2791-7fff-5de8-48c4-ee2942595ce4"/><text:span text:style-name="T1">nstituto Superior de Formación Técnica Nº 151</text:span><text:span text:style-name="T8">   </text:span><text:span text:style-name="T9"><draw:frame draw:style-name="fr1" draw:name="Image1" text:anchor-type="as-char" svg:width="3.018cm" svg:height="0.866cm" draw:z-index="0"><draw:image xlink:href="Pictures/10000001000000650000001DED807ADA7CC1ED76.png" xlink:type="simple" xlink:show="embed" xlink:actuate="onLoad" draw:mime-type="image/png"/></draw:frame></text:span><text:span text:style-name="T1"><text:line-break/>Carrera: Analista en Sistemas<text:line-break/>1 Año.  Algoritmos y Estructuras de Dato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rabajo Práctico Nº1</text:p>
          </table:table-cell>
          <table:table-cell table:style-name="Table1.A1" office:value-type="string">
            <text:p text:style-name="P5">Unidad 1 – Parte 1</text:p>
          </table:table-cell>
        </table:table-row>
        <table:table-row>
          <table:table-cell table:style-name="Table1.A1" office:value-type="string">
            <text:p text:style-name="P6"><text:span text:style-name="T2">Modalidad:</text:span><text:span text:style-name="T8"> </text:span><text:span text:style-name="T4">Semi -Presencial</text:span></text:p>
          </table:table-cell>
          <table:table-cell table:style-name="Table1.A1" office:value-type="string">
            <text:p text:style-name="P6"><text:span text:style-name="T2">Estratégica Didáctica:</text:span><text:span text:style-name="T8"> </text:span><text:span text:style-name="T4">Trabajo individual.</text:span></text:p>
          </table:table-cell>
        </table:table-row>
        <table:table-row>
          <table:table-cell table:style-name="Table1.A1" office:value-type="string">
            <text:p text:style-name="P6"><text:span text:style-name="T2">Metodología de Desarrollo:</text:span><text:span text:style-name="T8">  </text:span><text:span text:style-name="T4">Det. docente</text:span></text:p>
          </table:table-cell>
          <table:table-cell table:style-name="Table1.A1" office:value-type="string">
            <text:p text:style-name="P6"><text:span text:style-name="T2">Metodología de Corrección:</text:span><text:span text:style-name="T8"> </text:span><text:span text:style-name="T4">Via Classroom.</text:span></text:p>
          </table:table-cell>
        </table:table-row>
        <table:table-row>
          <table:table-cell table:style-name="Table1.A1" office:value-type="string">
            <text:p text:style-name="P6"><text:span text:style-name="T2">Carácter de Trabajo:</text:span><text:span text:style-name="T8"> </text:span><text:span text:style-name="T4">Obligatorio – Con Nota</text:span></text:p>
          </table:table-cell>
          <table:table-cell table:style-name="Table1.A1" office:value-type="string">
            <text:p text:style-name="P6"><text:span text:style-name="T2">Fecha Entrega:</text:span><text:span text:style-name="T8"> </text:span><text:span text:style-name="T4">A confirmar por el Docente.</text:span></text:p>
          </table:table-cell>
        </table:table-row>
      </table:table>
      <text:p text:style-name="P7"><text:span text:style-name="T4"><text:line-break/></text:span><text:span text:style-name="T2"><text:line-break/>Marco Teórico:<text:line-break/></text:span><text:span text:style-name="T4"><text:line-break/>Responder el siguiente cuestionario en función de la bibliografía Obligatoria.</text:span></text:p>
      <text:list text:style-name="L1">
        <text:list-item>
          <text:p text:style-name="P10">Definir los conceptos de Informática y computadora.</text:p>
        </text:list-item>
        <text:list-item>
          <text:p text:style-name="P10">Definir Hardware y Software</text:p>
        </text:list-item>
        <text:list-item>
          <text:p text:style-name="P10">Describir los roles de los Programadores (extender lo visto en clase)</text:p>
        </text:list-item>
        <text:list-item>
          <text:p text:style-name="P10">Relacionar los conceptos de la Diapositiva 9</text:p>
        </text:list-item>
        <text:list-item>
          <text:p text:style-name="P10">Describir el Modelo de Von Neuman</text:p>
        </text:list-item>
        <text:list-item>
          <text:p text:style-name="P10">Que es un Lenguaje de Programación, que permite.</text:p>
        </text:list-item>
        <text:list-item>
          <text:p text:style-name="P10">Describir los lenguajes de Alto , Medio y Bajo Nivel, dar ejemplos.</text:p>
        </text:list-item>
        <text:list-item>
          <text:p text:style-name="P10">Que es un Compilador, que función cumple</text:p>
        </text:list-item>
        <text:list-item>
          <text:p text:style-name="P10">Que es un Interprete, como funciona</text:p>
        </text:list-item>
        <text:list-item>
          <text:p text:style-name="P10">Relacionar Java Virtual Machine , .Net Framework con Jit, (ampliar lo visto)</text:p>
        </text:list-item>
        <text:list-item>
          <text:p text:style-name="P10">Relacionar Problema, Algoritmo y Programa (armar un mapa conceptual o similar, trabajarlo en grupo)</text:p>
        </text:list-item>
        <text:list-item>
          <text:p text:style-name="P11"><text:span text:style-name="T13">Describir el concepto que afirma “SOMMERVILLE” en su libro Ingeniería de Software, un </text:span><text:span text:style-name="T12">modelo del proceso</text:span><text:span text:style-name="T13"> del software es una </text:span><text:span text:style-name="T12">representación</text:span><text:span text:style-name="T13"> </text:span><text:span text:style-name="T12">abstracta</text:span><text:span text:style-name="T13"> de un </text:span><text:span text:style-name="T12">proceso del software</text:span><text:span text:style-name="T13">.(leer material complementario)</text:span></text:p>
        </text:list-item>
        <text:list-item>
          <text:p text:style-name="P10">Describir el Modelo Iterativo e Incremental</text:p>
        </text:list-item>
        <text:list-item>
          <text:p text:style-name="P10">Relacionar UML, Ingeniería de Software y modelos.</text:p>
        </text:list-item>
      </text:list>
      <text:p text:style-name="Text_20_body"><text:soft-page-break/></text:p>
      <text:p text:style-name="P8"><text:span text:style-name="T5"><text:s/></text:span><text:span text:style-name="T4">La Cátedra. <text:line-break/>Lic. Oemig José Luis.</text:span></text:p>
      <text:p text:style-name="P8"><text:span text:style-name="T5"/></text:p>
      <text:p text:style-name="P12"><text:span text:style-name="T4">1) <text:s/></text:span><text:span text:style-name="T3">Informatica</text:span><text:span text:style-name="T4">: conjunto de conocimientos científicos y técnicos que hacen posible el tratamiento automático de la información a través de los ordenadores.</text:span></text:p>
      <text:p text:style-name="P12"><text:span text:style-name="T3">Computadora</text:span><text:span text:style-name="T4">: máquina elñectronica, analógica o digital, dotada de gran capacidad y métodos de tratamiento de la información, capaz de resolver problemas matemáticos y lógicos mediante la ejecución de programas informáticos.</text:span></text:p>
      <text:p text:style-name="P12"><text:span text:style-name="T4"/></text:p>
      <text:p text:style-name="P12"><text:span text:style-name="T4">2) Hardware y Software</text:span></text:p>
      <text:p text:style-name="P12"><text:span text:style-name="T4">Hardware: componentes que integran la parte material de una computadora.</text:span></text:p>
      <text:p text:style-name="P12"><text:span text:style-name="T4">Software: programas, instrucciones y reglas infórmaticas para ejecutar tareas en una computadora.</text:span></text:p>
      <text:p text:style-name="P12"><text:span text:style-name="T4"/></text:p>
      <text:p text:style-name="P12"><text:span text:style-name="T4">3) Roles de un programador</text:span></text:p>
      <text:p text:style-name="P12">-<text:span text:style-name="T14">Gestores</text:span></text:p>
      <text:p text:style-name="P12">-<text:span text:style-name="T14">Analistas</text:span></text:p>
      <text:p text:style-name="P12">-<text:span text:style-name="T14">Testers</text:span></text:p>
      <text:p text:style-name="P12">-<text:span text:style-name="T14">Administrador de <text:s/>sistema</text:span></text:p>
      <text:p text:style-name="P12"><text:span text:style-name="T4">1) <text:s/></text:span><text:span text:style-name="T3">Informatica</text:span><text:span text:style-name="T4">: conjunto de conocimientos científicos y técnicos que hacen posible el tratamiento automático de la información a través de los ordenadores.</text:span></text:p>
      <text:p text:style-name="P12"><text:span text:style-name="T3">Computadora</text:span><text:span text:style-name="T4">: máquina elñectronica, analógica o digital, dotada de gran capacidad y métodos de tratamiento de la información, capaz de resolver problemas matemáticos y lógicos mediante la ejecución de programas informáticos.</text:span></text:p>
      <text:p text:style-name="P12"><text:span text:style-name="T4"/></text:p>
      <text:p text:style-name="P12"><text:span text:style-name="T4">2) Hardware y Software</text:span></text:p>
      <text:p text:style-name="P12"><text:span text:style-name="T4">Hardware: componentes que integran la parte material de una computadora.</text:span></text:p>
      <text:p text:style-name="P12"><text:span text:style-name="T4">Software: programas, instrucciones y reglas infórmaticas para ejecut</text:span><text:span text:style-name="T4"/></text:p>
      <text:p text:style-name="P12"><text:soft-page-break/><text:span text:style-name="T4">3) Roles de un programador</text:span></text:p>
      <text:p text:style-name="P12">-<text:span text:style-name="T14">Gestores</text:span></text:p>
      <text:p text:style-name="P12">-<text:span text:style-name="T14">Analistas</text:span></text:p>
      <text:p text:style-name="P12">-<text:span text:style-name="T14">Testers</text:span></text:p>
      <text:p text:style-name="P12"><text:span text:style-name="T4">-</text:span><text:span text:style-name="T6">Administrador de</text:span></text:p>
      <text:p text:style-name="P12"><text:span text:style-name="T4"/></text:p>
      <text:p text:style-name="P12"><text:span text:style-name="T4"/></text:p>
      <text:p text:style-name="P12"><text:span text:style-name="T7">5</text:span><text:span text:style-name="T4">) Aquitectura de von Neumann, </text:span></text:p>
      <text:p text:style-name="P12"><text:span text:style-name="T4"/></text:p>
      <text:p text:style-name="P12"><text:span text:style-name="T4">En la que están claramente inspirados los ordenadores actuales, propone la utilización de una unidad central de procesamiento o CPU, que contiene una unidad aritmético lógica capaz de llevar a cabo cálculos matemáticos sencillos, un conjunto de registros que permiten el almacenamiento.</text:span></text:p>
      <text:p text:style-name="P13"><text:span text:style-name="T4">Consiste de dispositivos de entrada/salida, una unidad central de procesamiento )compuesta a su vez por una unidad Lógico-Arimética, dos tipos de memoria una de trabajo y otra de almacenamiento permanente.</text:span></text:p>
      <text:p text:style-name="P13"><text:span text:style-name="T4">Este modelo no sólo ha inspirado al diseño de ordenadores sino que también ha servido a la Ciencia Cogniva a desarrollar su representación del funcionamiento de la mente. </text:span></text:p>
      <text:p text:style-name="P14"><text:span text:style-name="T4">-Dispositivos de entrada y salida: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9"><text:span text:style-name="T11">Consiste de sip</text:span><text:span text:style-name="T10">pone la </text:span><text:span text:style-name="T15">utilización de una unidad central de procesamiento o CPU, que contiene una unidad aritmético lógica capaz de llevar a cabo cálculos matemáticos sencillos, un conjunto de registros que permiten el almacenamiento</text:span></text:p>
      <text:p text:style-name="P2"><text:span text:style-name="T4"/></text:p>
      <text:p text:style-name="P3"><text:span text:style-name="T10">En la </text:span><text:span text:style-name="T11">Es el modelo ene </text:span><text:span text:style-name="T10">que est</text:span><text:span text:style-name="T15">án claramente inspirados los ordenadores actuales, propone la utilización de una unidad central de procesamiento o CPU, que contiene una unidad aritmético lógica capaz de llevar a cabo </text:span><text:soft-page-break/><text:span text:style-name="T15">cálculos matemáticos sencillos, un conjunto de registros que permiten el almacenamiento o </text:span></text:p>
      <text:p text:style-name="P1"><text:span text:style-name="T4"/></text:p>
      <text:p text:style-name="P4"><text:span text:style-name="T10"><text:s text:c="8"/>eESla que están claramente inspirados los ordenadores actuales, <text:s/>la En la que est</text:span><text:span text:style-name="T15">án claramente inspirados los ordenadores actuales, propone la utilización de una unidad central de procesamiento o CPU, que contiene una unidad aritmético lógica capaz de llevar a cabo cálculos matemáticos sencillos, un conjunto de registros que permiten el almacenamiento o </text:span></text:p>
      <text:p text:style-name="P4"><text:span text:style-name="T10">utilizaEn la que están claramente inspirados los ordenadores actuales, propone la utilización de una unidad central de procesamiento o CPU, que contiene una unidad aritmético lógica capaz de llevar a cabo cálculos matemáticos sencillos, un conjunto de registros que permiten el almacenamiento ción de una unidad central de procesamiento o CPU, que contiene una unidad aritmético lógica capaz de llevar a cabo cálculos matemáticos sencillos, un conjunto de registros que permiten el almacenamiento e est</text:span><text:span text:style-name="T15">án claramente inspirados los ordenadores actuales, propone la utilización de una unidad central de procesamiento o CPU, que contiene una unidad aritmético lógica capaz de llevar a cabo cálculos matemáticos sencillos, un conjunto de registros que permiten el almacenamiento </text:span></text:p>
      <text:p text:style-name="P1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, sans-serif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  <style:font-face style:name="arial" svg:font-family="arial"/>
    <style:font-face style:name="arial1" svg:font-family="ari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_31_0_5f_Contents_20_slide_20_layout_7e_LT_7e_Gliederung_20_1" style:display-name="10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0_5f_Contents_20_slide_20_layout_7e_LT_7e_Gliederung_20_2" style:display-name="10_Contents slide layout~LT~Gliederung 2" style:family="paragraph" style:parent-style-name="_31_0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0_5f_Contents_20_slide_20_layout_7e_LT_7e_Gliederung_20_3" style:display-name="10_Contents slide layout~LT~Gliederung 3" style:family="paragraph" style:parent-style-name="_31_0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0_5f_Contents_20_slide_20_layout_7e_LT_7e_Gliederung_20_4" style:display-name="10_Contents slide layout~LT~Gliederung 4" style:family="paragraph" style:parent-style-name="_31_0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0_5f_Contents_20_slide_20_layout_7e_LT_7e_Gliederung_20_5" style:display-name="10_Contents slide layout~LT~Gliederung 5" style:family="paragraph" style:parent-style-name="_31_0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Contents_20_slide_20_layout_7e_LT_7e_Gliederung_20_6" style:display-name="10_Contents slide layout~LT~Gliederung 6" style:family="paragraph" style:parent-style-name="_31_0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Contents_20_slide_20_layout_7e_LT_7e_Gliederung_20_7" style:display-name="10_Contents slide layout~LT~Gliederung 7" style:family="paragraph" style:parent-style-name="_31_0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Contents_20_slide_20_layout_7e_LT_7e_Gliederung_20_8" style:display-name="10_Contents slide layout~LT~Gliederung 8" style:family="paragraph" style:parent-style-name="_31_0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Contents_20_slide_20_layout_7e_LT_7e_Gliederung_20_9" style:display-name="10_Contents slide layout~LT~Gliederung 9" style:family="paragraph" style:parent-style-name="_31_0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Contents_20_slide_20_layout_7e_LT_7e_Titel" style:display-name="10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0_5f_Contents_20_slide_20_layout_7e_LT_7e_Untertitel" style:display-name="10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0_5f_Contents_20_slide_20_layout_7e_LT_7e_Notizen" style:display-name="10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0_5f_Contents_20_slide_20_layout_7e_LT_7e_Hintergrundobjekte" style:display-name="10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0_5f_Contents_20_slide_20_layout_7e_LT_7e_Hintergrund" style:display-name="10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Gliederung_20_1" style:display-name="11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1_5f_Contents_20_slide_20_layout_7e_LT_7e_Gliederung_20_2" style:display-name="11_Contents slide layout~LT~Gliederung 2" style:family="paragraph" style:parent-style-name="_31_1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1_5f_Contents_20_slide_20_layout_7e_LT_7e_Gliederung_20_3" style:display-name="11_Contents slide layout~LT~Gliederung 3" style:family="paragraph" style:parent-style-name="_31_1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1_5f_Contents_20_slide_20_layout_7e_LT_7e_Gliederung_20_4" style:display-name="11_Contents slide layout~LT~Gliederung 4" style:family="paragraph" style:parent-style-name="_31_1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1_5f_Contents_20_slide_20_layout_7e_LT_7e_Gliederung_20_5" style:display-name="11_Contents slide layout~LT~Gliederung 5" style:family="paragraph" style:parent-style-name="_31_1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Gliederung_20_6" style:display-name="11_Contents slide layout~LT~Gliederung 6" style:family="paragraph" style:parent-style-name="_31_1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Gliederung_20_7" style:display-name="11_Contents slide layout~LT~Gliederung 7" style:family="paragraph" style:parent-style-name="_31_1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Gliederung_20_8" style:display-name="11_Contents slide layout~LT~Gliederung 8" style:family="paragraph" style:parent-style-name="_31_1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Gliederung_20_9" style:display-name="11_Contents slide layout~LT~Gliederung 9" style:family="paragraph" style:parent-style-name="_31_1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1_5f_Contents_20_slide_20_layout_7e_LT_7e_Titel" style:display-name="11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1_5f_Contents_20_slide_20_layout_7e_LT_7e_Untertitel" style:display-name="11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1_5f_Contents_20_slide_20_layout_7e_LT_7e_Notizen" style:display-name="11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1_5f_Contents_20_slide_20_layout_7e_LT_7e_Hintergrundobjekte" style:display-name="11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1_5f_Contents_20_slide_20_layout_7e_LT_7e_Hintergrund" style:display-name="11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2_5f_Contents_20_slide_20_layout_7e_LT_7e_Gliederung_20_1" style:display-name="12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2_5f_Contents_20_slide_20_layout_7e_LT_7e_Gliederung_20_2" style:display-name="12_Contents slide layout~LT~Gliederung 2" style:family="paragraph" style:parent-style-name="_31_2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2_5f_Contents_20_slide_20_layout_7e_LT_7e_Gliederung_20_3" style:display-name="12_Contents slide layout~LT~Gliederung 3" style:family="paragraph" style:parent-style-name="_31_2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2_5f_Contents_20_slide_20_layout_7e_LT_7e_Gliederung_20_4" style:display-name="12_Contents slide layout~LT~Gliederung 4" style:family="paragraph" style:parent-style-name="_31_2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2_5f_Contents_20_slide_20_layout_7e_LT_7e_Gliederung_20_5" style:display-name="12_Contents slide layout~LT~Gliederung 5" style:family="paragraph" style:parent-style-name="_31_2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2_5f_Contents_20_slide_20_layout_7e_LT_7e_Gliederung_20_6" style:display-name="12_Contents slide layout~LT~Gliederung 6" style:family="paragraph" style:parent-style-name="_31_2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2_5f_Contents_20_slide_20_layout_7e_LT_7e_Gliederung_20_7" style:display-name="12_Contents slide layout~LT~Gliederung 7" style:family="paragraph" style:parent-style-name="_31_2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2_5f_Contents_20_slide_20_layout_7e_LT_7e_Gliederung_20_8" style:display-name="12_Contents slide layout~LT~Gliederung 8" style:family="paragraph" style:parent-style-name="_31_2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2_5f_Contents_20_slide_20_layout_7e_LT_7e_Gliederung_20_9" style:display-name="12_Contents slide layout~LT~Gliederung 9" style:family="paragraph" style:parent-style-name="_31_2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2_5f_Contents_20_slide_20_layout_7e_LT_7e_Titel" style:display-name="12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2_5f_Contents_20_slide_20_layout_7e_LT_7e_Untertitel" style:display-name="12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2_5f_Contents_20_slide_20_layout_7e_LT_7e_Notizen" style:display-name="12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2_5f_Contents_20_slide_20_layout_7e_LT_7e_Hintergrundobjekte" style:display-name="12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2_5f_Contents_20_slide_20_layout_7e_LT_7e_Hintergrund" style:display-name="12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6_5f_Contents_20_slide_20_layout_7e_LT_7e_Gliederung_20_1" style:display-name="16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6_5f_Contents_20_slide_20_layout_7e_LT_7e_Gliederung_20_2" style:display-name="16_Contents slide layout~LT~Gliederung 2" style:family="paragraph" style:parent-style-name="_31_6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6_5f_Contents_20_slide_20_layout_7e_LT_7e_Gliederung_20_3" style:display-name="16_Contents slide layout~LT~Gliederung 3" style:family="paragraph" style:parent-style-name="_31_6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6_5f_Contents_20_slide_20_layout_7e_LT_7e_Gliederung_20_4" style:display-name="16_Contents slide layout~LT~Gliederung 4" style:family="paragraph" style:parent-style-name="_31_6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6_5f_Contents_20_slide_20_layout_7e_LT_7e_Gliederung_20_5" style:display-name="16_Contents slide layout~LT~Gliederung 5" style:family="paragraph" style:parent-style-name="_31_6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Contents_20_slide_20_layout_7e_LT_7e_Gliederung_20_6" style:display-name="16_Contents slide layout~LT~Gliederung 6" style:family="paragraph" style:parent-style-name="_31_6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Contents_20_slide_20_layout_7e_LT_7e_Gliederung_20_7" style:display-name="16_Contents slide layout~LT~Gliederung 7" style:family="paragraph" style:parent-style-name="_31_6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Contents_20_slide_20_layout_7e_LT_7e_Gliederung_20_8" style:display-name="16_Contents slide layout~LT~Gliederung 8" style:family="paragraph" style:parent-style-name="_31_6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Contents_20_slide_20_layout_7e_LT_7e_Gliederung_20_9" style:display-name="16_Contents slide layout~LT~Gliederung 9" style:family="paragraph" style:parent-style-name="_31_6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Contents_20_slide_20_layout_7e_LT_7e_Titel" style:display-name="16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6_5f_Contents_20_slide_20_layout_7e_LT_7e_Untertitel" style:display-name="16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6_5f_Contents_20_slide_20_layout_7e_LT_7e_Notizen" style:display-name="16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6_5f_Contents_20_slide_20_layout_7e_LT_7e_Hintergrundobjekte" style:display-name="16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6_5f_Contents_20_slide_20_layout_7e_LT_7e_Hintergrund" style:display-name="16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Style_20_slide_20_layout_7e_LT_7e_Gliederung_20_1" style:display-name="1_Style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tyle_20_slide_20_layout_7e_LT_7e_Gliederung_20_2" style:display-name="1_Style slide layout~LT~Gliederung 2" style:family="paragraph" style:parent-style-name="_31__5f_Style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Style_20_slide_20_layout_7e_LT_7e_Gliederung_20_3" style:display-name="1_Style slide layout~LT~Gliederung 3" style:family="paragraph" style:parent-style-name="_31__5f_Style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Style_20_slide_20_layout_7e_LT_7e_Gliederung_20_4" style:display-name="1_Style slide layout~LT~Gliederung 4" style:family="paragraph" style:parent-style-name="_31__5f_Style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Style_20_slide_20_layout_7e_LT_7e_Gliederung_20_5" style:display-name="1_Style slide layout~LT~Gliederung 5" style:family="paragraph" style:parent-style-name="_31__5f_Style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tyle_20_slide_20_layout_7e_LT_7e_Gliederung_20_6" style:display-name="1_Style slide layout~LT~Gliederung 6" style:family="paragraph" style:parent-style-name="_31__5f_Style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tyle_20_slide_20_layout_7e_LT_7e_Gliederung_20_7" style:display-name="1_Style slide layout~LT~Gliederung 7" style:family="paragraph" style:parent-style-name="_31__5f_Style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tyle_20_slide_20_layout_7e_LT_7e_Gliederung_20_8" style:display-name="1_Style slide layout~LT~Gliederung 8" style:family="paragraph" style:parent-style-name="_31__5f_Style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tyle_20_slide_20_layout_7e_LT_7e_Gliederung_20_9" style:display-name="1_Style slide layout~LT~Gliederung 9" style:family="paragraph" style:parent-style-name="_31__5f_Style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tyle_20_slide_20_layout_7e_LT_7e_Titel" style:display-name="1_Style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tyle_20_slide_20_layout_7e_LT_7e_Untertitel" style:display-name="1_Style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tyle_20_slide_20_layout_7e_LT_7e_Notizen" style:display-name="1_Style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tyle_20_slide_20_layout_7e_LT_7e_Hintergrundobjekte" style:display-name="1_Style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Style_20_slide_20_layout_7e_LT_7e_Hintergrund" style:display-name="1_Style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ver_20_slide_20_layout_7e_LT_7e_Gliederung_20_1" style:display-name="Cover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20_slide_20_layout_7e_LT_7e_Gliederung_20_2" style:display-name="Cover slide layout~LT~Gliederung 2" style:family="paragraph" style:parent-style-name="Cover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_20_slide_20_layout_7e_LT_7e_Gliederung_20_3" style:display-name="Cover slide layout~LT~Gliederung 3" style:family="paragraph" style:parent-style-name="Cover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_20_slide_20_layout_7e_LT_7e_Gliederung_20_4" style:display-name="Cover slide layout~LT~Gliederung 4" style:family="paragraph" style:parent-style-name="Cover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_20_slide_20_layout_7e_LT_7e_Gliederung_20_5" style:display-name="Cover slide layout~LT~Gliederung 5" style:family="paragraph" style:parent-style-name="Cover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slide_20_layout_7e_LT_7e_Gliederung_20_6" style:display-name="Cover slide layout~LT~Gliederung 6" style:family="paragraph" style:parent-style-name="Cover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slide_20_layout_7e_LT_7e_Gliederung_20_7" style:display-name="Cover slide layout~LT~Gliederung 7" style:family="paragraph" style:parent-style-name="Cover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slide_20_layout_7e_LT_7e_Gliederung_20_8" style:display-name="Cover slide layout~LT~Gliederung 8" style:family="paragraph" style:parent-style-name="Cover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slide_20_layout_7e_LT_7e_Gliederung_20_9" style:display-name="Cover slide layout~LT~Gliederung 9" style:family="paragraph" style:parent-style-name="Cover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slide_20_layout_7e_LT_7e_Titel" style:display-name="Cover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20_slide_20_layout_7e_LT_7e_Untertitel" style:display-name="Cover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20_slide_20_layout_7e_LT_7e_Notizen" style:display-name="Cover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20_slide_20_layout_7e_LT_7e_Hintergrundobjekte" style:display-name="Cover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ver_20_slide_20_layout_7e_LT_7e_Hintergrund" style:display-name="Cover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9__5f_Contents_20_slide_20_layout_7e_LT_7e_Gliederung_20_1" style:display-name="9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9__5f_Contents_20_slide_20_layout_7e_LT_7e_Gliederung_20_2" style:display-name="9_Contents slide layout~LT~Gliederung 2" style:family="paragraph" style:parent-style-name="_39_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9__5f_Contents_20_slide_20_layout_7e_LT_7e_Gliederung_20_3" style:display-name="9_Contents slide layout~LT~Gliederung 3" style:family="paragraph" style:parent-style-name="_39_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9__5f_Contents_20_slide_20_layout_7e_LT_7e_Gliederung_20_4" style:display-name="9_Contents slide layout~LT~Gliederung 4" style:family="paragraph" style:parent-style-name="_39_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9__5f_Contents_20_slide_20_layout_7e_LT_7e_Gliederung_20_5" style:display-name="9_Contents slide layout~LT~Gliederung 5" style:family="paragraph" style:parent-style-name="_39_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9__5f_Contents_20_slide_20_layout_7e_LT_7e_Gliederung_20_6" style:display-name="9_Contents slide layout~LT~Gliederung 6" style:family="paragraph" style:parent-style-name="_39_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9__5f_Contents_20_slide_20_layout_7e_LT_7e_Gliederung_20_7" style:display-name="9_Contents slide layout~LT~Gliederung 7" style:family="paragraph" style:parent-style-name="_39_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9__5f_Contents_20_slide_20_layout_7e_LT_7e_Gliederung_20_8" style:display-name="9_Contents slide layout~LT~Gliederung 8" style:family="paragraph" style:parent-style-name="_39_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9__5f_Contents_20_slide_20_layout_7e_LT_7e_Gliederung_20_9" style:display-name="9_Contents slide layout~LT~Gliederung 9" style:family="paragraph" style:parent-style-name="_39_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9__5f_Contents_20_slide_20_layout_7e_LT_7e_Titel" style:display-name="9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9__5f_Contents_20_slide_20_layout_7e_LT_7e_Untertitel" style:display-name="9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9__5f_Contents_20_slide_20_layout_7e_LT_7e_Notizen" style:display-name="9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9__5f_Contents_20_slide_20_layout_7e_LT_7e_Hintergrundobjekte" style:display-name="9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9__5f_Contents_20_slide_20_layout_7e_LT_7e_Hintergrund" style:display-name="9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4_5f_Contents_20_slide_20_layout_7e_LT_7e_Gliederung_20_1" style:display-name="14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4_5f_Contents_20_slide_20_layout_7e_LT_7e_Gliederung_20_2" style:display-name="14_Contents slide layout~LT~Gliederung 2" style:family="paragraph" style:parent-style-name="_31_4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4_5f_Contents_20_slide_20_layout_7e_LT_7e_Gliederung_20_3" style:display-name="14_Contents slide layout~LT~Gliederung 3" style:family="paragraph" style:parent-style-name="_31_4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4_5f_Contents_20_slide_20_layout_7e_LT_7e_Gliederung_20_4" style:display-name="14_Contents slide layout~LT~Gliederung 4" style:family="paragraph" style:parent-style-name="_31_4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4_5f_Contents_20_slide_20_layout_7e_LT_7e_Gliederung_20_5" style:display-name="14_Contents slide layout~LT~Gliederung 5" style:family="paragraph" style:parent-style-name="_31_4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4_5f_Contents_20_slide_20_layout_7e_LT_7e_Gliederung_20_6" style:display-name="14_Contents slide layout~LT~Gliederung 6" style:family="paragraph" style:parent-style-name="_31_4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4_5f_Contents_20_slide_20_layout_7e_LT_7e_Gliederung_20_7" style:display-name="14_Contents slide layout~LT~Gliederung 7" style:family="paragraph" style:parent-style-name="_31_4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4_5f_Contents_20_slide_20_layout_7e_LT_7e_Gliederung_20_8" style:display-name="14_Contents slide layout~LT~Gliederung 8" style:family="paragraph" style:parent-style-name="_31_4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4_5f_Contents_20_slide_20_layout_7e_LT_7e_Gliederung_20_9" style:display-name="14_Contents slide layout~LT~Gliederung 9" style:family="paragraph" style:parent-style-name="_31_4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4_5f_Contents_20_slide_20_layout_7e_LT_7e_Titel" style:display-name="14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4_5f_Contents_20_slide_20_layout_7e_LT_7e_Untertitel" style:display-name="14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4_5f_Contents_20_slide_20_layout_7e_LT_7e_Notizen" style:display-name="14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4_5f_Contents_20_slide_20_layout_7e_LT_7e_Hintergrundobjekte" style:display-name="14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4_5f_Contents_20_slide_20_layout_7e_LT_7e_Hintergrund" style:display-name="14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20_slide_20_layout_7e_LT_7e_Gliederung_20_1" style:display-name="End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20_layout_7e_LT_7e_Gliederung_20_2" style:display-name="End slide layout~LT~Gliederung 2" style:family="paragraph" style:parent-style-name="End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_20_slide_20_layout_7e_LT_7e_Gliederung_20_3" style:display-name="End slide layout~LT~Gliederung 3" style:family="paragraph" style:parent-style-name="End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_20_slide_20_layout_7e_LT_7e_Gliederung_20_4" style:display-name="End slide layout~LT~Gliederung 4" style:family="paragraph" style:parent-style-name="End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_20_slide_20_layout_7e_LT_7e_Gliederung_20_5" style:display-name="End slide layout~LT~Gliederung 5" style:family="paragraph" style:parent-style-name="End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ayout_7e_LT_7e_Gliederung_20_6" style:display-name="End slide layout~LT~Gliederung 6" style:family="paragraph" style:parent-style-name="End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ayout_7e_LT_7e_Gliederung_20_7" style:display-name="End slide layout~LT~Gliederung 7" style:family="paragraph" style:parent-style-name="End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ayout_7e_LT_7e_Gliederung_20_8" style:display-name="End slide layout~LT~Gliederung 8" style:family="paragraph" style:parent-style-name="End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ayout_7e_LT_7e_Gliederung_20_9" style:display-name="End slide layout~LT~Gliederung 9" style:family="paragraph" style:parent-style-name="End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ayout_7e_LT_7e_Titel" style:display-name="End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20_layout_7e_LT_7e_Untertitel" style:display-name="End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20_layout_7e_LT_7e_Notizen" style:display-name="End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20_layout_7e_LT_7e_Hintergrundobjekte" style:display-name="End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20_slide_20_layout_7e_LT_7e_Hintergrund" style:display-name="End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5_5f_Contents_20_slide_20_layout_7e_LT_7e_Gliederung_20_1" style:display-name="15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5_5f_Contents_20_slide_20_layout_7e_LT_7e_Gliederung_20_2" style:display-name="15_Contents slide layout~LT~Gliederung 2" style:family="paragraph" style:parent-style-name="_31_5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5_5f_Contents_20_slide_20_layout_7e_LT_7e_Gliederung_20_3" style:display-name="15_Contents slide layout~LT~Gliederung 3" style:family="paragraph" style:parent-style-name="_31_5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5_5f_Contents_20_slide_20_layout_7e_LT_7e_Gliederung_20_4" style:display-name="15_Contents slide layout~LT~Gliederung 4" style:family="paragraph" style:parent-style-name="_31_5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5_5f_Contents_20_slide_20_layout_7e_LT_7e_Gliederung_20_5" style:display-name="15_Contents slide layout~LT~Gliederung 5" style:family="paragraph" style:parent-style-name="_31_5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5_5f_Contents_20_slide_20_layout_7e_LT_7e_Gliederung_20_6" style:display-name="15_Contents slide layout~LT~Gliederung 6" style:family="paragraph" style:parent-style-name="_31_5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5_5f_Contents_20_slide_20_layout_7e_LT_7e_Gliederung_20_7" style:display-name="15_Contents slide layout~LT~Gliederung 7" style:family="paragraph" style:parent-style-name="_31_5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5_5f_Contents_20_slide_20_layout_7e_LT_7e_Gliederung_20_8" style:display-name="15_Contents slide layout~LT~Gliederung 8" style:family="paragraph" style:parent-style-name="_31_5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5_5f_Contents_20_slide_20_layout_7e_LT_7e_Gliederung_20_9" style:display-name="15_Contents slide layout~LT~Gliederung 9" style:family="paragraph" style:parent-style-name="_31_5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5_5f_Contents_20_slide_20_layout_7e_LT_7e_Titel" style:display-name="15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5_5f_Contents_20_slide_20_layout_7e_LT_7e_Untertitel" style:display-name="15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5_5f_Contents_20_slide_20_layout_7e_LT_7e_Notizen" style:display-name="15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5_5f_Contents_20_slide_20_layout_7e_LT_7e_Hintergrundobjekte" style:display-name="15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5_5f_Contents_20_slide_20_layout_7e_LT_7e_Hintergrund" style:display-name="15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3_5f_Contents_20_slide_20_layout_7e_LT_7e_Gliederung_20_1" style:display-name="13_Contents slide layou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3_5f_Contents_20_slide_20_layout_7e_LT_7e_Gliederung_20_2" style:display-name="13_Contents slide layout~LT~Gliederung 2" style:family="paragraph" style:parent-style-name="_31_3_5f_Contents_20_slide_20_layou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3_5f_Contents_20_slide_20_layout_7e_LT_7e_Gliederung_20_3" style:display-name="13_Contents slide layout~LT~Gliederung 3" style:family="paragraph" style:parent-style-name="_31_3_5f_Contents_20_slide_20_layou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3_5f_Contents_20_slide_20_layout_7e_LT_7e_Gliederung_20_4" style:display-name="13_Contents slide layout~LT~Gliederung 4" style:family="paragraph" style:parent-style-name="_31_3_5f_Contents_20_slide_20_layou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3_5f_Contents_20_slide_20_layout_7e_LT_7e_Gliederung_20_5" style:display-name="13_Contents slide layout~LT~Gliederung 5" style:family="paragraph" style:parent-style-name="_31_3_5f_Contents_20_slide_20_layou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3_5f_Contents_20_slide_20_layout_7e_LT_7e_Gliederung_20_6" style:display-name="13_Contents slide layout~LT~Gliederung 6" style:family="paragraph" style:parent-style-name="_31_3_5f_Contents_20_slide_20_layou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3_5f_Contents_20_slide_20_layout_7e_LT_7e_Gliederung_20_7" style:display-name="13_Contents slide layout~LT~Gliederung 7" style:family="paragraph" style:parent-style-name="_31_3_5f_Contents_20_slide_20_layou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3_5f_Contents_20_slide_20_layout_7e_LT_7e_Gliederung_20_8" style:display-name="13_Contents slide layout~LT~Gliederung 8" style:family="paragraph" style:parent-style-name="_31_3_5f_Contents_20_slide_20_layou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3_5f_Contents_20_slide_20_layout_7e_LT_7e_Gliederung_20_9" style:display-name="13_Contents slide layout~LT~Gliederung 9" style:family="paragraph" style:parent-style-name="_31_3_5f_Contents_20_slide_20_layou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3_5f_Contents_20_slide_20_layout_7e_LT_7e_Titel" style:display-name="13_Contents slide layou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3_5f_Contents_20_slide_20_layout_7e_LT_7e_Untertitel" style:display-name="13_Contents slide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3_5f_Contents_20_slide_20_layout_7e_LT_7e_Notizen" style:display-name="13_Contents slide layou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3_5f_Contents_20_slide_20_layout_7e_LT_7e_Hintergrundobjekte" style:display-name="13_Contents slide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3_5f_Contents_20_slide_20_layout_7e_LT_7e_Hintergrund" style:display-name="13_Contents slide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33:06.249632190</meta:creation-date>
    <dc:date>2025-04-02T13:06:51.680696925</dc:date>
    <meta:editing-duration>PT33M44S</meta:editing-duration>
    <meta:editing-cycles>4</meta:editing-cycles>
    <meta:generator>LibreOffice/7.4.7.2$Linux_X86_64 LibreOffice_project/40$Build-2</meta:generator>
    <meta:document-statistic meta:table-count="1" meta:image-count="1" meta:object-count="0" meta:page-count="6" meta:paragraph-count="54" meta:word-count="753" meta:character-count="5110" meta:non-whitespace-character-count="4396"/>
  </office:meta>
</office:document-meta>
</file>